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P2" style:parent-style-name="Normal" style:family="paragraph">
      <style:paragraph-properties fo:margin-bottom="0in" fo:line-height="100%"/>
    </style:style>
    <style:style style:name="T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language-asian="en" style:country-asian="GB"/>
    </style:style>
    <style:style style:name="P4" style:parent-style-name="Normal" style:family="paragraph">
      <style:paragraph-properties fo:margin-bottom="0in" fo:line-height="100%" fo:margin-left="0.5in">
        <style:tab-stops/>
      </style:paragraph-properties>
    </style:style>
    <style:style style:name="T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language-asian="en" style:country-asian="GB"/>
    </style:style>
    <style:style style:name="P6" style:parent-style-name="Normal" style:family="paragraph">
      <style:paragraph-properties fo:margin-bottom="0in" fo:line-height="100%" fo:margin-left="0.5in">
        <style:tab-stops/>
      </style:paragraph-properties>
    </style:style>
    <style:style style:name="T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language-asian="en" style:country-asian="GB"/>
    </style:style>
    <style:style style:name="T8"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T9" style:parent-style-name="DefaultParagraphFont" style:family="text">
      <style:text-properties style:font-name="Times New Roman" style:font-name-asian="Times New Roman" style:font-name-complex="Times New Roman" fo:font-size="12pt" style:font-size-asian="12pt" style:font-size-complex="12pt" fo:background-color="#FFFF00" style:language-asian="en" style:country-asian="GB"/>
    </style:style>
    <style:style style:name="T10"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11" style:parent-style-name="Normal" style:family="paragraph">
      <style:paragraph-properties fo:margin-bottom="0in" fo:line-height="100%" fo:margin-left="0.5in">
        <style:tab-stops/>
      </style:paragraph-properties>
    </style:style>
    <style:style style:name="T1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language-asian="en" style:country-asian="GB"/>
    </style:style>
    <style:style style:name="T13"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14" style:parent-style-name="Normal" style:family="paragraph">
      <style:paragraph-properties fo:margin-bottom="0in" fo:line-height="100%" fo:margin-left="0.5in">
        <style:tab-stops/>
      </style:paragraph-properties>
    </style:style>
    <style:style style:name="T1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language-asian="en" style:country-asian="GB"/>
    </style:style>
    <style:style style:name="P16" style:parent-style-name="Normal" style:family="paragraph">
      <style:paragraph-properties fo:margin-bottom="0in" fo:line-height="100%" fo:margin-left="0.5in">
        <style:tab-stops/>
      </style:paragraph-properties>
    </style:style>
    <style:style style:name="T1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language-asian="en" style:country-asian="GB"/>
    </style:style>
    <style:style style:name="P18" style:parent-style-name="Normal" style:family="paragraph">
      <style:paragraph-properties fo:margin-bottom="0in" fo:line-height="100%" fo:margin-left="0.5in">
        <style:tab-stops/>
      </style:paragraph-properties>
    </style:style>
    <style:style style:name="T1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language-asian="en" style:country-asian="GB"/>
    </style:style>
    <style:style style:name="T20"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21" style:parent-style-name="Normal" style:family="paragraph">
      <style:paragraph-properties fo:margin-bottom="0in" fo:line-height="100%" fo:margin-left="0.5in">
        <style:tab-stops/>
      </style:paragraph-properties>
    </style:style>
    <style:style style:name="T2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language-asian="en" style:country-asian="GB"/>
    </style:style>
    <style:style style:name="T23"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24" style:parent-style-name="Normal" style:family="paragraph">
      <style:paragraph-properties fo:margin-bottom="0in" fo:line-height="100%" fo:margin-left="0.5in">
        <style:tab-stops/>
      </style:paragraph-properties>
    </style:style>
    <style:style style:name="T2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language-asian="en" style:country-asian="GB"/>
    </style:style>
    <style:style style:name="T26"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27" style:parent-style-name="Normal" style:family="paragraph">
      <style:paragraph-properties fo:margin-bottom="0in" fo:line-height="100%" fo:margin-left="0.5in">
        <style:tab-stops/>
      </style:paragraph-properties>
    </style:style>
    <style:style style:name="T2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language-asian="en" style:country-asian="GB"/>
    </style:style>
    <style:style style:name="T29"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30" style:parent-style-name="Normal" style:family="paragraph">
      <style:paragraph-properties fo:margin-bottom="0in" fo:line-height="100%" fo:margin-left="0.5in">
        <style:tab-stops/>
      </style:paragraph-properties>
    </style:style>
    <style:style style:name="T3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language-asian="en" style:country-asian="GB"/>
    </style:style>
    <style:style style:name="T32"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33" style:parent-style-name="Normal" style:family="paragraph">
      <style:paragraph-properties fo:margin-bottom="0in" fo:line-height="100%" fo:margin-left="0.5in">
        <style:tab-stops/>
      </style:paragraph-properties>
    </style:style>
    <style:style style:name="T3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language-asian="en" style:country-asian="GB"/>
    </style:style>
    <style:style style:name="T35"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36" style:parent-style-name="Normal" style:family="paragraph">
      <style:paragraph-properties fo:margin-bottom="0in" fo:line-height="100%" fo:margin-left="0.5in">
        <style:tab-stops/>
      </style:paragraph-properties>
    </style:style>
    <style:style style:name="T3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language-asian="en" style:country-asian="GB"/>
    </style:style>
    <style:style style:name="T38"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39" style:parent-style-name="Normal" style:family="paragraph">
      <style:paragraph-properties fo:margin-bottom="0in" fo:line-height="100%"/>
    </style:style>
    <style:style style:name="T4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language-asian="en" style:country-asian="GB"/>
    </style:style>
    <style:style style:name="P41" style:parent-style-name="Normal" style:family="paragraph">
      <style:paragraph-properties fo:margin-bottom="0in" fo:line-height="100%" fo:margin-left="0.5in">
        <style:tab-stops/>
      </style:paragraph-properties>
    </style:style>
    <style:style style:name="T4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language-asian="en" style:country-asian="GB"/>
    </style:style>
    <style:style style:name="T43"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44" style:parent-style-name="Normal" style:family="paragraph">
      <style:paragraph-properties fo:margin-bottom="0in" fo:line-height="100%" fo:margin-left="0.5in">
        <style:tab-stops/>
      </style:paragraph-properties>
    </style:style>
    <style:style style:name="T4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language-asian="en" style:country-asian="GB"/>
    </style:style>
    <style:style style:name="T46"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47" style:parent-style-name="Normal" style:family="paragraph">
      <style:paragraph-properties fo:margin-bottom="0in" fo:line-height="100%" fo:margin-left="0.5in">
        <style:tab-stops/>
      </style:paragraph-properties>
    </style:style>
    <style:style style:name="T4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language-asian="en" style:country-asian="GB"/>
    </style:style>
    <style:style style:name="T49"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T50" style:parent-style-name="DefaultParagraphFont" style:family="text">
      <style:text-properties style:text-position="super 63.6%"/>
    </style:style>
    <style:style style:name="T51" style:parent-style-name="hgkelc" style:family="text">
      <style:text-properties fo:font-weight="bold" style:font-weight-asian="bold" style:font-weight-complex="bold"/>
    </style:style>
    <style:style style:name="T52" style:parent-style-name="hgkelc" style:family="text">
      <style:text-properties fo:font-weight="bold" style:font-weight-asian="bold" style:font-weight-complex="bold"/>
    </style:style>
    <style:style style:name="T53" style:parent-style-name="hgkelc" style:family="text">
      <style:text-properties fo:font-weight="bold" style:font-weight-asian="bold" style:font-weight-complex="bold"/>
    </style:style>
    <style:style style:name="T54" style:parent-style-name="hgkelc" style:family="text">
      <style:text-properties fo:font-weight="bold" style:font-weight-asian="bold" style:font-weight-complex="bold"/>
    </style:style>
    <style:style style:name="P55"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style:language-asian="en" style:country-asian="GB"/>
    </style:style>
    <style:style style:name="P56" style:parent-style-name="Normal" style:family="paragraph">
      <style:text-properties fo:font-weight="bold" style:font-weight-asian="bold" style:font-weight-complex="bold"/>
    </style:style>
    <style:style style:name="P57" style:parent-style-name="Normal" style:family="paragraph">
      <style:text-properties fo:font-weight="bold" style:font-weight-asian="bold" style:font-weight-complex="bold"/>
    </style:style>
    <style:style style:name="P58" style:parent-style-name="Normal" style:family="paragraph">
      <style:text-properties fo:font-weight="bold" style:font-weight-asian="bold" style:font-weight-complex="bold"/>
    </style:style>
    <style:style style:name="P59" style:parent-style-name="Normal" style:family="paragraph">
      <style:paragraph-properties fo:margin-bottom="0in" fo:line-height="100%"/>
    </style:style>
    <style:style style:name="T60" style:parent-style-name="DefaultParagraphFont" style:family="text">
      <style:text-properties style:font-name="Arial" style:font-name-asian="Times New Roman" style:font-name-complex="Arial" fo:font-weight="bold" style:font-weight-asian="bold" style:font-weight-complex="bold" fo:color="#000000" style:language-asian="en" style:country-asian="GB"/>
    </style:style>
    <style:style style:name="P6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62" style:parent-style-name="Normal" style:family="paragraph">
      <style:paragraph-properties fo:margin-bottom="0in" fo:line-height="100%"/>
    </style:style>
    <style:style style:name="T63" style:parent-style-name="DefaultParagraphFont" style:family="text">
      <style:text-properties style:font-name="Arial" style:font-name-asian="Times New Roman" style:font-name-complex="Arial" fo:color="#000000" fo:background-color="#C9DAF8" style:language-asian="en" style:country-asian="GB"/>
    </style:style>
    <style:style style:name="P64"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65" style:parent-style-name="Normal" style:family="paragraph">
      <style:paragraph-properties fo:text-align="justify" fo:margin-bottom="0in" fo:line-height="100%"/>
    </style:style>
    <style:style style:name="T66" style:parent-style-name="DefaultParagraphFont" style:family="text">
      <style:text-properties style:font-name="Arial" style:font-name-asian="Times New Roman" style:font-name-complex="Arial" fo:color="#000000" fo:background-color="#C9DAF8" style:language-asian="en" style:country-asian="GB"/>
    </style:style>
    <style:style style:name="P67" style:parent-style-name="Normal" style:family="paragraph">
      <style:paragraph-properties fo:margin-bottom="0.1666in" fo:line-height="100%"/>
      <style:text-properties style:font-name="Times New Roman" style:font-name-asian="Times New Roman" style:font-name-complex="Times New Roman" fo:font-size="12pt" style:font-size-asian="12pt" style:font-size-complex="12pt" style:language-asian="en" style:country-asian="GB"/>
    </style:style>
    <style:style style:name="P68" style:parent-style-name="Normal" style:family="paragraph">
      <style:paragraph-properties fo:text-align="justify" fo:margin-bottom="0in" fo:line-height="100%"/>
    </style:style>
    <style:style style:name="T69" style:parent-style-name="DefaultParagraphFont" style:family="text">
      <style:text-properties style:font-name="Arial" style:font-name-asian="Times New Roman" style:font-name-complex="Arial" fo:color="#000000" fo:background-color="#C9DAF8" style:language-asian="en" style:country-asian="GB"/>
    </style:style>
    <style:style style:name="T70" style:parent-style-name="DefaultParagraphFont" style:family="text">
      <style:text-properties style:font-name="Arial" style:font-name-asian="Times New Roman" style:font-name-complex="Arial" fo:font-weight="bold" style:font-weight-asian="bold" style:font-weight-complex="bold" fo:color="#000000" fo:background-color="#C9DAF8" style:language-asian="en" style:country-asian="GB"/>
    </style:style>
    <style:style style:name="T71" style:parent-style-name="DefaultParagraphFont" style:family="text">
      <style:text-properties style:font-name="Arial" style:font-name-asian="Times New Roman" style:font-name-complex="Arial" fo:color="#000000" fo:background-color="#C9DAF8" style:language-asian="en" style:country-asian="GB"/>
    </style:style>
    <style:style style:name="P72" style:parent-style-name="Normal" style:family="paragraph">
      <style:paragraph-properties fo:margin-bottom="0.1666in" fo:line-height="100%"/>
      <style:text-properties style:font-name="Times New Roman" style:font-name-asian="Times New Roman" style:font-name-complex="Times New Roman" fo:font-size="12pt" style:font-size-asian="12pt" style:font-size-complex="12pt" style:language-asian="en" style:country-asian="GB"/>
    </style:style>
    <style:style style:name="P73" style:parent-style-name="Normal" style:family="paragraph">
      <style:paragraph-properties fo:text-align="justify" fo:margin-bottom="0in" fo:line-height="100%"/>
    </style:style>
    <style:style style:name="T74" style:parent-style-name="DefaultParagraphFont" style:family="text">
      <style:text-properties style:font-name="Arial" style:font-name-asian="Times New Roman" style:font-name-complex="Arial" fo:color="#000000" fo:background-color="#FFF2CC" style:language-asian="en" style:country-asian="GB"/>
    </style:style>
    <style:style style:name="P7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76" style:parent-style-name="Normal" style:family="paragraph">
      <style:paragraph-properties fo:text-align="justify" fo:margin-bottom="0in" fo:line-height="100%"/>
    </style:style>
    <style:style style:name="T77" style:parent-style-name="DefaultParagraphFont" style:family="text">
      <style:text-properties style:font-name="Arial" style:font-name-asian="Times New Roman" style:font-name-complex="Arial" fo:color="#000000" fo:background-color="#FFF2CC" style:language-asian="en" style:country-asian="GB"/>
    </style:style>
    <style:style style:name="P7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79" style:parent-style-name="Normal" style:family="paragraph">
      <style:paragraph-properties fo:text-align="justify" fo:margin-bottom="0in" fo:line-height="100%"/>
    </style:style>
    <style:style style:name="T80" style:parent-style-name="DefaultParagraphFont" style:family="text">
      <style:text-properties style:font-name="Arial" style:font-name-asian="Times New Roman" style:font-name-complex="Arial" fo:color="#000000" fo:background-color="#FFF2CC" style:language-asian="en" style:country-asian="GB"/>
    </style:style>
    <style:style style:name="P8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82" style:parent-style-name="Normal" style:family="paragraph">
      <style:paragraph-properties fo:text-align="justify" fo:margin-bottom="0in" fo:line-height="100%"/>
    </style:style>
    <style:style style:name="T83" style:parent-style-name="DefaultParagraphFont" style:family="text">
      <style:text-properties style:font-name="Arial" style:font-name-asian="Times New Roman" style:font-name-complex="Arial" fo:color="#000000" fo:background-color="#FFF2CC" style:language-asian="en" style:country-asian="GB"/>
    </style:style>
    <style:style style:name="P84"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85" style:parent-style-name="Normal" style:family="paragraph">
      <style:paragraph-properties fo:text-align="justify" fo:margin-bottom="0in" fo:line-height="100%"/>
    </style:style>
    <style:style style:name="T86" style:parent-style-name="DefaultParagraphFont" style:family="text">
      <style:text-properties style:font-name="Arial" style:font-name-asian="Times New Roman" style:font-name-complex="Arial" fo:color="#000000" fo:background-color="#FFF2CC" style:language-asian="en" style:country-asian="GB"/>
    </style:style>
    <style:style style:name="P87" style:parent-style-name="Normal" style:family="paragraph">
      <style:text-properties fo:font-weight="bold" style:font-weight-asian="bold" style:font-weight-complex="bold"/>
    </style:style>
  </office:automatic-styles>
  <office:body>
    <office:text text:use-soft-page-breaks="true">
      <text:p text:style-name="P1">Notes</text:p>
      <text:p text:style-name="Normal"/>
      <text:p text:style-name="Normal">Dataset:</text:p>
      <text:p text:style-name="Normal">Metadata</text:p>
      <text:p text:style-name="P2"><text:span text:style-name="T3">Identification Information:<text:s/></text:span></text:p>
      <text:p text:style-name="P4"><text:span text:style-name="T5">Description:<text:s/></text:span></text:p>
      <text:p text:style-name="P6"><text:span text:style-name="T7">Abstract:<text:s/></text:span><text:span text:style-name="T8">The Sea Ice Index provides a quick look at Arctic- and Antarctic-wide changes in sea ice. It is a source for consistent, up-to-date sea ice extent and concentration images and data values from November 1978 to the present.Sea Ice Index images depict ice cover and trends in ice cover in the Arctic and Antarctic oceans. Sea Ice Index data files tabulate ice extent in numbers. The images and data are produced in a consistent way that makes the Index time-series appropriate for use when looking at long-term trends in sea ice cover. Both monthly and daily products are available. However, monthly products are better to use for long-term trend analysis because errors in the daily product tend to be averaged out in the monthly product and because day-to-day variations are often the result of short-term weather.Monthly images show sea ice extent with an outline of the median extent for that month for comparison. Other monthly images show sea ice concentration as well as trends in concentration for that month. Monthly extent products are also available as geographic information systems (GIS) compatible shapefiles. Plain ASCII text data files contain monthly mean extent and area, in millions of square kilometers, by year. These monthly extent numbers are used for graphs of extent anomalies with trend lines and significance intervals. Anomalies and median extent are calculated using a 30-year reference period of 1981 through 2010.Daily images show sea ice extent, with an outline of the median extent for that day for comparison, and sea ice concentration.<text:s/></text:span><text:span text:style-name="T9">Plain ASCII text data files contain daily extent, in millions of square kilometers</text:span><text:span text:style-name="T10">, for almost every day from 1978 onward. These daily extent numbers are used for graphs of daily extent over the last four months<text:s/></text:span></text:p>
      <text:p text:style-name="P11"><text:span text:style-name="T12">Purpose:<text:s/></text:span><text:span text:style-name="T13">Arctic Sea Ice Index<text:s/></text:span></text:p>
      <text:p text:style-name="P14"><text:span text:style-name="T15">Keywords:<text:s/></text:span></text:p>
      <text:p text:style-name="P16"><text:span text:style-name="T17">Theme:<text:s/></text:span></text:p>
      <text:p text:style-name="P18"><text:span text:style-name="T19">Theme Keyword Thesaurus:<text:s/></text:span><text:span text:style-name="T20">None<text:s/></text:span></text:p>
      <text:p text:style-name="P21"><text:span text:style-name="T22">Theme Keyword:<text:s/></text:span><text:span text:style-name="T23">Arctic<text:s/></text:span></text:p>
      <text:p text:style-name="P24"><text:span text:style-name="T25">Theme Keyword:<text:s/></text:span><text:span text:style-name="T26">Ice Extent<text:s/></text:span></text:p>
      <text:p text:style-name="P27"><text:span text:style-name="T28">Theme Keyword:<text:s/></text:span><text:span text:style-name="T29">Ice Growth<text:s/></text:span></text:p>
      <text:p text:style-name="P30"><text:span text:style-name="T31">Theme Keyword:<text:s/></text:span><text:span text:style-name="T32">Melt<text:s/></text:span></text:p>
      <text:p text:style-name="P33"><text:span text:style-name="T34">Theme Keyword:<text:s/></text:span><text:span text:style-name="T35">Boundaries<text:s/></text:span></text:p>
      <text:p text:style-name="P36"><text:span text:style-name="T37">Access Constraints:<text:s/></text:span><text:span text:style-name="T38">None<text:s/></text:span></text:p>
      <text:p text:style-name="P39"><text:span text:style-name="T40">Metadata Reference Information:<text:s/></text:span></text:p>
      <text:p text:style-name="P41"><text:span text:style-name="T42">Metadata Standard Name:<text:s/></text:span><text:span text:style-name="T43">FGDC Content Standard for Digital Geospatial Metadata<text:s/></text:span></text:p>
      <text:p text:style-name="P44"><text:span text:style-name="T45">Metadata Standard Version:<text:s/></text:span><text:span text:style-name="T46">FGDC-STD-001-1998<text:s/></text:span></text:p>
      <text:p text:style-name="P47"><text:span text:style-name="T48">Metadata Time Convention:<text:s/></text:span><text:span text:style-name="T49">local time<text:s/></text:span></text:p>
      <text:p text:style-name="Normal"/>
      <text:p text:style-name="Normal"><text:a xlink:href="https://www.arcgis.com/sharing/rest/content/items/a9c8dc4d04a4483b9ae2517e2ff2dd40/info/metadata/metadata.xml?format=default&amp;output=html" office:target-frame-name="_top" xlink:show="replace"><text:span text:style-name="Hyperlink">https://www.arcgis.com/sharing/rest/content/items/a9c8dc4d04a4483b9ae2517e2ff2dd40/info/metadata/metadata.xml?format=default&amp;output=html</text:span></text:a></text:p>
      <text:p text:style-name="Normal"/>
      <text:soft-page-break/>
      <text:p text:style-name="Normal">UNITS??</text:p>
      <text:p text:style-name="Normal">Sq km or sq miles?</text:p>
      <text:p text:style-name="Normal"/>
      <text:p text:style-name="Normal">http://nsidc.org/arcticseaicenews/</text:p>
      <text:p text:style-name="Normal"/>
      <text:p text:style-name="Normal">Background info on topic:</text:p>
      <text:p text:style-name="Normal"><text:a xlink:href="https://www.climate.gov/news-features/featured-images/2020-arctic-air-temperatures-continue-long-term-warming-streak" office:target-frame-name="_top" xlink:show="replace"><text:span text:style-name="Hyperlink">https://www.climate.gov/news-features/featured-images/2020-arctic-air-temperatures-continue-long-term-warming-streak</text:span></text:a></text:p>
      <text:p text:style-name="Normal"/>
      <text:p text:style-name="Normal">rising surface temperatures are at the heart of the ongoing transformation of the Arctic.<text:s/></text:p>
      <text:p text:style-name="Normal">According to NOAA’s 15<text:span text:style-name="T50">th</text:span><text:s/>annual<text:s/><text:a xlink:href="https://arctic.noaa.gov/Report-Card/Report-Card-2020/ArtMID/7975/ArticleID/878/Surface-Air-Temperature" office:target-frame-name="_blank" xlink:show="new"><text:span text:style-name="Hyperlink">Arctic Report Card</text:span></text:a>, the 12-month period of October 2019–September 2020 was the second-warmest year on record for-surface air temperatures over land in the Arctic. (To avoid splitting the winter season, the Arctic meteorological year doesn’t match the calendar year).</text:p>
      <text:p text:style-name="Normal"/>
      <text:p text:style-name="Normal">Since 2000*, Arctic temperatures have risen about twice as fast as global temperatures.<text:s/><text:span text:style-name="Emphasis">Arctic amplification</text:span>—more intense warming in the Arctic than over the rest of the globe—is consistent with both theoretical understanding of Earth’s climate system and model projections of global warming. Multiple factors contribute to Arctic amplification, including the transport of heat to the region through atmospheric and oceanic circulation and reduced snow and ice cover. Because snowy, icy surfaces reflect most of the sunlight reaching them back into space, their retreat means Arctic land and ocean surfaces absorb more energy and continue warming.</text:p>
      <text:p text:style-name="Normal"/>
      <text:p text:style-name="Normal"/>
      <text:p text:style-name="Normal">QUICK FACTS<text:line-break/><text:a xlink:href="https://nsidc.org/cryosphere/quickfacts/seaice.html" office:target-frame-name="_top" xlink:show="replace"><text:span text:style-name="Hyperlink">https://nsidc.org/cryosphere/quickfacts/seaice.html</text:span></text:a></text:p>
      <text:p text:style-name="Normal"/>
      <text:p text:style-name="Normal">What is it: frozen ocean water <text:s/>(different from icebergs, glaciers and ice shelves)</text:p>
      <text:p text:style-name="Normal">Why is it important:</text:p>
      <text:p text:style-name="Normal">Keeps polar regiosns cool</text:p>
      <text:p text:style-name="Normal">80 % of sunlight is reflected back to space</text:p>
      <text:p text:style-name="Normal">Ocean absobs 90% of sunlights</text:p>
      <text:p text:style-name="Normal"/>
      <text:p text:style-name="Normal">Poles are the Most sensitive regions to climate change</text:p>
      <text:soft-page-break/>
      <text:p text:style-name="Normal">According to scientific measurements, both the thickness and extent of summer sea ice in the Arctic have shown a dramatic decline over the past thirty years. This is consisistent with observations of a warming Arctic. The loss of sea ice also has the potential to accelerate global warming trends and to change climate patterns.</text:p>
      <text:p text:style-name="Normal"/>
      <text:p text:style-name="Normal">Seen from January through December, this timeseries shows the natural waxing and waning of the Arctic sea ice cover with the seasons. The maximum extent generally occurs in March, the minimum extent in September. Sea ice extent in 2015 (blue) fell well below the 1981 to 2010 long-term average (gray) and was  above 2012 (dotted light green), in which the lowest summer minimum to date occurred. Credit: NSIDC</text:p>
      <text:p text:style-name="Normal"/>
      <text:p text:style-name="Normal">Antarctica and the Arctic are reacting differently to climate change partly because of geographical differences. Antarctica is a continent surrounded by water, while the Arctic is an ocean surrounded by land. Wind and ocean currents around Antarctica isolate the continent from global weather patterns, keeping it cold. In contrast, the Arctic Ocean is intimately linked with the climate systems around it, making it more sensitive to changes in climate.</text:p>
      <text:p text:style-name="Normal"/>
      <text:p text:style-name="Normal">NY times article</text:p>
      <text:p text:style-name="Normal"><text:a xlink:href="https://www.nytimes.com/interactive/2017/09/22/climate/arctic-sea-ice-shrinking-trend-watch.html" office:target-frame-name="_top" xlink:show="replace"><text:span text:style-name="Hyperlink">https://www.nytimes.com/interactive/2017/09/22/climate/arctic-sea-ice-shrinking-trend-watch.html</text:span></text:a></text:p>
      <text:p text:style-name="Normal"/>
      <text:p text:style-name="Normal"><text:a xlink:href="https://www.esri.com/arcgis-blog/products/arcgis-living-atlas/mapping/historic-sea-ice-extents/" office:target-frame-name="_top" xlink:show="replace"><text:span text:style-name="Hyperlink">https://www.esri.com/arcgis-blog/products/arcgis-living-atlas/mapping/historic-sea-ice-extents/</text:span></text:a></text:p>
      <text:p text:style-name="Normal"/>
      <text:p text:style-name="Normal">RECENT NEWS</text:p>
      <text:p text:style-name="Normal"><text:a xlink:href="http://nsidc.org/arcticseaicenews/" office:target-frame-name="_top" xlink:show="replace"><text:span text:style-name="Hyperlink">http://nsidc.org/arcticseaicenews/</text:span></text:a></text:p>
      <text:p text:style-name="Normal"/>
      <text:p text:style-name="Normal">Average Arctic sea ice extent for April 2022 was 14.06 million square kilometers</text:p>
      <text:p text:style-name="Normal">This was 630,000 square kilometers (243,000 square miles) below the 1981 to 2010 average and ranked eleventh lowest in the 44-year satellite record</text:p>
      <text:p text:style-name="Normal"/>
      <text:p text:style-name="Normal"/>
      <text:p text:style-name="Normal">https://nsidc.org/arcticseaicenews/charctic-interactive-sea-ice-graph/</text:p>
      <text:p text:style-name="Normal"/>
      <text:p text:style-name="Normal">2012 record minimum (August – October)</text:p>
      <text:p text:style-name="Normal"/>
      <text:p text:style-name="Normal"/>
      <text:p text:style-name="Normal"/>
      <text:p text:style-name="Normal">Test text for website</text:p>
      <text:p text:style-name="Normal"/>
      <text:p text:style-name="Normal">ARCTIC SEA ICE<text:s/></text:p>
      <text:p text:style-name="Normal"/>
      <text:p text:style-name="Normal"/>
      <text:p text:style-name="Normal">frozen ocean water</text:p>
      <text:p text:style-name="Normal"/>
      <text:p text:style-name="Normal">Dramatic decline over past 30 years</text:p>
      <text:p text:style-name="Normal"/>
      <text:p text:style-name="Normal">2012 record minimum</text:p>
      <text:p text:style-name="Normal"/>
      <text:p text:style-name="Normal">April 2022 : 14.06 million km² (630,000 km² below 1981-2010 average)</text:p>
      <text:p text:style-name="Normal"/>
      <text:p text:style-name="Normal">Most sensitive region to climate change <text:s/>—&gt; acceleration of global warming</text:p>
      <text:p text:style-name="Normal"/>
      <text:p text:style-name="Normal"><text:span text:style-name="hgkelc">The Arctic is the northernmost region of Earth. Most scientists define the Arctic as<text:s/></text:span><text:span text:style-name="T51">the area within the Arctic Circle, a line of latitude about 66.5° north of the Equator</text:span></text:p>
      <text:p text:style-name="Normal"/>
      <text:p text:style-name="Normal"><text:span text:style-name="T52">The north pole and the region<text:s/></text:span></text:p>
      <text:p text:style-name="Normal"/>
      <text:p text:style-name="Normal"><text:span text:style-name="T53">The northern mort area inside the Arctic Cicle</text:span></text:p>
      <text:p text:style-name="Normal"/>
      <text:p text:style-name="Normal"><text:span text:style-name="T54">The area inside the arctic cirle approximately 30</text:span><text:s/>° from the north pole<text:s/></text:p>
      <text:p text:style-name="Normal"/>
      <text:p text:style-name="Normal">Approximately 30 ° South of the<text:s/>North<text:s/>Pole the arctic circle defines the extent of the arctic, the northernmost region of Earth.</text:p>
      <text:p text:style-name="Normal">It is also the fasted warming place on<text:s/>Earth which has<text:s/>led<text:s/>to dramatic sea ice extent decline in the past 30 years.</text:p>
      <text:p text:style-name="Normal">September 2013 marked a record minimum in the sea ice extent<text:s/></text:p>
      <text:p text:style-name="Normal">It has been called the most sensitive region to climate change which simultaneously can contribute the acceleration of global warming</text:p>
      <text:soft-page-break/>
      <text:p text:style-name="P55">Sea ice melting contributes to the acceleration of global warming<text:s/></text:p>
      <text:p text:style-name="P56"/>
      <text:p text:style-name="P57"/>
      <text:p text:style-name="P58"/>
      <text:p text:style-name="P59"><text:span text:style-name="T60">Good morning! We’re group 3</text:span></text:p>
      <text:p text:style-name="P61"/>
      <text:p text:style-name="P62"><text:span text:style-name="T63">Man made climate change. A phenomenon first identified over a century ago that we have so far failed to abate, leading to a 1 degree rise in surface temperatures in less than 150 years. </text:span></text:p>
      <text:p text:style-name="P64"/>
      <text:p text:style-name="P65"><text:span text:style-name="T66">We know that there is variability in the way that the planet is impacted by a changing climate: from heatwaves to forest fires to flooding and glacial melting, to name but a few.</text:span></text:p>
      <text:p text:style-name="P67"/>
      <text:p text:style-name="P68"><text:span text:style-name="T69">We also know that not all parts of the globe are heating at the same rate: amplification in the northern polar region means that the Arctic is heating faster than anywhere else in the world. A long held belief in climate science was that the Arctic was warming twice as fast as the rest of the world but new research suggests that the region is heating four times</text:span><text:span text:style-name="T70"><text:s/></text:span><text:span text:style-name="T71">faster than the global average. </text:span></text:p>
      <text:p text:style-name="P72"><text:line-break/></text:p>
      <text:p text:style-name="P73"><text:span text:style-name="T74">In March of this year, weather stations in the Arctic recorded surface temperatures up to 30 Celsius above seasonal norms. Was this simply an anomalous event or another data point on an upward-trending curve?</text:span></text:p>
      <text:p text:style-name="P75"/>
      <text:p text:style-name="P76"><text:span text:style-name="T77">The Arctic, it seems, is at 30 degrees…and perhaps rising.  </text:span></text:p>
      <text:p text:style-name="P78"/>
      <text:p text:style-name="P79"><text:span text:style-name="T80">For our project, we chose to focus first on the global phenomenon of historical surface temperature increases, looking at how the earth has warmed and the range of these increases. </text:span></text:p>
      <text:p text:style-name="P81"/>
      <text:p text:style-name="P82"><text:span text:style-name="T83">We then move on to examine the impact of this warming in the locality of the Arctic through visualising changes to sea ice extent and glacial elevation. </text:span></text:p>
      <text:p text:style-name="P84"/>
      <text:p text:style-name="P85"><text:span text:style-name="T86">Finally, because “What happens in the Arctic doesn’t stay in the Arctic” as the saying goes, we return to the global level to look at the impact to coastal regions caused by rising sea levels, driven in part by Arctic icesheets and glacial melting.</text:span></text:p>
      <text:p text:style-name="P8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Emphasis" style:display-name="Emphasis" style:family="text" style:parent-style-name="DefaultParagraphFont">
      <style:text-properties fo:font-style="italic" style:font-style-asian="italic" style:font-style-complex="italic"/>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hgkelc" style:display-name="hgkelc" style:family="text" style:parent-style-name="DefaultParagraphFon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aphne Badounas</meta:initial-creator>
    <dc:creator>Daphne Badounas</dc:creator>
    <meta:creation-date>2022-05-17T10:13:00Z</meta:creation-date>
    <dc:date>2022-05-17T16:47:00Z</dc:date>
    <meta:template xlink:href="Normal" xlink:type="simple"/>
    <meta:editing-cycles>5</meta:editing-cycles>
    <meta:editing-duration>PT23640S</meta:editing-duration>
    <meta:document-statistic meta:page-count="5" meta:paragraph-count="18" meta:word-count="1391" meta:character-count="9306" meta:row-count="66" meta:non-whitespace-character-count="7933"/>
  </office:meta>
</office:document-meta>
</file>